
<file path=META-INF/manifest.xml><?xml version="1.0" encoding="utf-8"?>
<manifest:manifest xmlns:style="urn:oasis:names:tc:opendocument:xmlns: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meta="urn:oasis:names:tc:opendocument:xmlns:meta:1.0" xmlns:office="urn:oasis:names:tc:opendocument:xmlns:office:1.0" xmlns:table="urn:oasis:names:tc:opendocument:xmlns:table:1.0" xmlns:text="urn:oasis:names:tc:opendocument:xmlns:tex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meta="urn:oasis:names:tc:opendocument:xmlns:meta:1.0" xmlns:office="urn:oasis:names:tc:opendocument:xmlns:office:1.0" xmlns:table="urn:oasis:names:tc:opendocument:xmlns:table:1.0" xmlns:text="urn:oasis:names:tc:opendocument:xmlns:text:1.0" office:version="1.2">
  <office:automatic-styles/>
  <office:body>
    <office:text>
      <text:h text:outline-level="4">klient</text:h>
      <text:p>Hello, Yo man!</text:p>
      <text:p>bbb</text:p>
      <text:h text:outline-level="4">serdtse</text:h>
      <text:p/>
      <text:h text:outline-level="4">pechen'</text:h>
      <text:h text:outline-level="4">zhelchnyi</text:h>
      <text:h text:outline-level="4">podzheludochnaia</text:h>
      <text:h text:outline-level="4">selezenka</text:h>
      <text:p/>
      <text:h text:outline-level="4">pochki</text:h>
      <text:p/>
      <text:h text:outline-level="4">shchitovidnaia</text:h>
      <text:p/>
      <text:h text:outline-level="4">predstatel'naia</text:h>
      <text:p/>
      <text:h text:outline-level="4">m.puzyr'</text:h>
      <text:p/>
      <text:h text:outline-level="4">ginekologiia</text:h>
      <text:p/>
      <text:h text:outline-level="4">obrazovanie</text:h>
      <text:p/>
      <text:h text:outline-level="4">kista</text:h>
      <text:p/>
    </office:text>
  </office:body>
</office:document-content>
</file>

<file path=styles.xml><?xml version="1.0" encoding="utf-8"?>
<office:document-styles xmlns:style="urn:oasis:names:tc:opendocument:xmlns: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meta="urn:oasis:names:tc:opendocument:xmlns:meta:1.0" xmlns:office="urn:oasis:names:tc:opendocument:xmlns:office:1.0" xmlns:table="urn:oasis:names:tc:opendocument:xmlns:table:1.0" xmlns:text="urn:oasis:names:tc:opendocument:xmlns:text:1.0" office:version="1.2">
  <office:styles/>
  <office:automatic-styles/>
</office:document-styles>
</file>

<file path=meta.xml><?xml version="1.0" encoding="utf-8"?>
<office:document-meta xmlns:style="urn:oasis:names:tc:opendocument:xmlns: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meta="urn:oasis:names:tc:opendocument:xmlns:meta:1.0" xmlns:office="urn:oasis:names:tc:opendocument:xmlns:office:1.0" xmlns:table="urn:oasis:names:tc:opendocument:xmlns:table:1.0" xmlns:text="urn:oasis:names:tc:opendocument:xmlns:text:1.0" office:version="1.2">
  <office:meta>
    <meta:generator>ODFPY/1.3.1</meta:generator>
  </office:meta>
</office:document-meta>
</file>